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9pt" fo:language="es" fo:country="ES" officeooo:rsid="00170274" officeooo:paragraph-rsid="001a6f7e" style:font-size-asian="7.84999990463257pt" style:font-size-complex="9pt"/>
    </style:style>
    <style:style style:name="P2" style:family="paragraph" style:parent-style-name="Footer">
      <style:text-properties fo:language="es" fo:country="ES" officeooo:paragraph-rsid="001a6f7e"/>
    </style:style>
    <style:style style:name="P3" style:family="paragraph" style:parent-style-name="Text_20_body">
      <style:text-properties officeooo:rsid="001a6f7e" officeooo:paragraph-rsid="001a6f7e"/>
    </style:style>
    <style:style style:name="P4" style:family="paragraph" style:parent-style-name="Title">
      <style:text-properties officeooo:rsid="001a6f7e" officeooo:paragraph-rsid="001a6f7e"/>
    </style:style>
    <style:style style:name="P5" style:family="paragraph" style:parent-style-name="Heading_20_1">
      <style:paragraph-properties fo:break-before="page"/>
      <style:text-properties officeooo:rsid="001a6f7e" officeooo:paragraph-rsid="001a6f7e"/>
    </style:style>
    <style:style style:name="P6" style:family="paragraph" style:parent-style-name="Text_20_body" style:list-style-name="L1">
      <style:text-properties officeooo:paragraph-rsid="001a6f7e"/>
    </style:style>
    <style:style style:name="P7" style:family="paragraph" style:parent-style-name="Text_20_body" style:list-style-name="L1">
      <style:text-properties officeooo:rsid="001c2a2c" officeooo:paragraph-rsid="001ca97f"/>
    </style:style>
    <style:style style:name="P8" style:family="paragraph" style:parent-style-name="Text_20_body" style:list-style-name="L1">
      <style:text-properties officeooo:rsid="001ca97f" officeooo:paragraph-rsid="001ca97f"/>
    </style:style>
    <style:style style:name="P9" style:family="paragraph" style:parent-style-name="Text_20_body" style:list-style-name="L1">
      <style:text-properties officeooo:rsid="001d555b" officeooo:paragraph-rsid="001d555b"/>
    </style:style>
    <style:style style:name="P10" style:family="paragraph" style:parent-style-name="Text_20_body" style:list-style-name="L1">
      <style:text-properties officeooo:rsid="001ed157" officeooo:paragraph-rsid="001ed157"/>
    </style:style>
    <style:style style:name="T1" style:family="text">
      <style:text-properties fo:font-size="9pt" style:font-size-asian="7.84999990463257pt" style:font-size-complex="9pt"/>
    </style:style>
    <style:style style:name="T2" style:family="text">
      <style:text-properties officeooo:rsid="001a6f7e"/>
    </style:style>
    <style:style style:name="T3" style:family="text">
      <style:text-properties officeooo:rsid="001c2a2c"/>
    </style:style>
    <style:style style:name="T4" style:family="text">
      <style:text-properties officeooo:rsid="001ca97f"/>
    </style:style>
    <style:style style:name="T5" style:family="text">
      <style:text-properties officeooo:rsid="001d2ebd"/>
    </style:style>
    <style:style style:name="T6" style:family="text">
      <style:text-properties officeooo:rsid="002046f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Manual de instalación</text:p>
      <text:h text:style-name="P5" text:outline-level="1">Instalación</text:h>
      <text:p text:style-name="P3">La instalación de OmniBacklog es muy simple, sólo son necesarias dos cosas antes de nada <text:span text:style-name="T5">a parte del programa</text:span>:</text:p>
      <text:list xml:id="list4228519306" text:style-name="L1">
        <text:list-item>
          <text:p text:style-name="P6"><text:span text:style-name="T2">Instalar .NET Core: </text:span><text:a xlink:type="simple" xlink:href="https://dotnet.microsoft.com/en-us/download/dotnet/thank-you/runtime-desktop-3.1.23-windows-x64-installer" text:style-name="Internet_20_link" text:visited-style-name="Visited_20_Internet_20_Link"><text:span text:style-name="T3">.NET Core 3.1</text:span></text:a></text:p>
        </text:list-item>
        <text:list-item>
          <text:p text:style-name="P6"><text:span text:style-name="T2">Instalar SQLExpress: </text:span><text:a xlink:type="simple" xlink:href="https://www.microsoft.com/es-es/download/details.aspx?id=101064" text:style-name="Internet_20_link" text:visited-style-name="Visited_20_Internet_20_Link"><text:span text:style-name="T3">SQLExpress 2019</text:span></text:a></text:p>
        </text:list-item>
        <text:list-item>
          <text:p text:style-name="P7">Finalmente, seguir los pasos del <text:a xlink:type="simple" xlink:href="https://drive.google.com/file/d/1FI_uvhcSJxSL2atWdsf0R0xMjJRFm4Js/view?usp=sharing" text:style-name="Internet_20_link" text:visited-style-name="Visited_20_Internet_20_Link"><text:span text:style-name="T6">instalador del OmniBacklog descargable en el hiperenlace </text:span></text:a><text:span text:style-name="T4">.</text:span></text:p>
          <text:list>
            <text:list-item>
              <text:p text:style-name="P8">En caso de que no haya instalado .NET Core, al iniciar el programa saltará un error. Sin embargo, sin instalar el SQLExpress simplemente no se abrirá.</text:p>
            </text:list-item>
            <text:list-item>
              <text:p text:style-name="P9">La primera vez que inicie el programa cumpliendo todos los requisitos puede llegar a tardar, ya que está generando la base de datos.</text:p>
            </text:list-item>
            <text:list-item>
              <text:p text:style-name="P10">Existe un usuario por defecto llamado Usuario con contraseña abc123. el cual puede editar si desea, o registrar un usuario nuevo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9pt" fo:language="es" fo:country="ES" officeooo:rsid="00170274" officeooo:paragraph-rsid="001a6f7e" style:font-size-asian="7.84999990463257pt" style:font-size-complex="9pt"/>
    </style:style>
    <style:style style:name="MP2" style:family="paragraph" style:parent-style-name="Footer">
      <style:text-properties fo:language="es" fo:country="ES" officeooo:paragraph-rsid="001a6f7e"/>
    </style:style>
    <style:style style:name="MT1" style:family="text">
      <style:text-properties fo:font-size="9pt" style:font-size-asian="7.84999990463257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Alberto Moreira Martínez <text:tab/><text:tab/>2º de Desarrollo de Aplicaciones Multiplataformas</text:p>
      </style:header>
      <style:footer>
        <text:p text:style-name="MP2"><text:tab/><text:tab/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0T04:35:19.130000000</dc:date>
    <meta:editing-duration>PT13M17S</meta:editing-duration>
    <meta:editing-cycles>7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11" meta:word-count="133" meta:character-count="806" meta:non-whitespace-character-count="686"/>
  </office:meta>
</office:document-meta>
</file>